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DAOImpl.setEvent( Bpel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setScopeId( Long sco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ge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getPro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setTstamp( Timestamp t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getT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setInstance( ProcessInstanceDAOImpl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getDet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setProcess( ProcessDAOImpl pro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DAOImpl.setDetail(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